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hnički opis VHDLLab aplikacije</text:h>
      <text:p text:style-name="Text_20_body"/>
      <text:p text:style-name="P1">VHDLLab je pisan u programskom jeziku Java (<text:a xlink:type="simple" xlink:href="http://java.sun.com/">http://java.sun.com/</text:a>) što omogućuje dostupnost na velikom broju operacijskih sustava (<text:span text:style-name="T1">Microsoft Windows</text:span>, <text:span text:style-name="T1">Linux</text:span>, <text:span text:style-name="T1">Solaris</text:span> itd.) kao i jednostavniju izradu zbog bogate standardne biblioteke (<text:span text:style-name="T1">J2SE – Java 2 Platform Standard Edition</text:span>). Java je objektno orijentirani programski jezik čiji se kod izvršava, za razliku od većine programskih jezika, u virtualnom stroju (<text:span text:style-name="T1">Java virtual machine</text:span>), što u konačnici i omogućava neovisnost o operacijskom sustavu. Sigurno jedno od najboljih značajki Jave je i automatsko vođenje računa o memorijskom modelu (<text:span text:style-name="T1">garbage collection</text:span>) tako da je programeru uvelike olakšano programiranje aplikacija. Sam jezik izvodi veliki dio svoje sintakse od programskih jezika C i C++, ali za razliku od njih ima jednostavniji objektni model i manje sredstava na nižim razinama.</text:p>
      <text:p text:style-name="P1"/>
      <text:p text:style-name="P1">Da bi se automatizirale zajedničke akcije (npr. prevođenje i pakiranje koda, pokretanje testova i generiranje rezultata, generiranja dokumentacije koda itd.), koristi se program kojemu je upravo to i namjena: <text:span text:style-name="T1">Apache</text:span> <text:span text:style-name="T1">Ant</text:span> (<text:a xlink:type="simple" xlink:href="http://ant.apache.org/">http://ant.apache.org/</text:a>). Također, tijekom izrade aplikacije, korištene su mnogobrojne biblioteke trećih strana koje su ubrzale izradu aplikacije. Većina njih su proizvodi neprofitne korporacije <text:span text:style-name="T1">Apache Software Foundation</text:span> (<text:a xlink:type="simple" xlink:href="http://www.apache.org/">http://www.apache.org/</text:a>) koja je do sada razvila veliki broj biblioteka za Java programski jezik. Sve biblioteke koje VHDLLab koristi su slobodnog i otvorenog koda, tako da je VHDLLab u konačnici besplatan i prikladan fakultetima za korištenje (što je jedan od ciljeva!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hr" fo:country="H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iro</meta:initial-creator>
    <meta:creation-date>2008-02-20T17:52:47</meta:creation-date>
    <dc:creator>Miro</dc:creator>
    <dc:date>2008-02-21T21:04:44</dc:date>
    <meta:editing-cycles>56</meta:editing-cycles>
    <meta:editing-duration>PT6H52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21" meta:character-count="1581"/>
  </office:meta>
</office:document-meta>
</file>